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 fo:min-height="0.296cm" fo:min-width="0.0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420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24cm" svg:height="1.524cm" svg:x="9.698cm" svg:y="0.816cm">
          <text:p text:style-name="P1">36/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6.799cm" svg:y="3.917cm">
          <text:p text:style-name="P1">36/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0.8cm" svg:y="7.518cm">
          <text:p text:style-name="P1">36/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46cm" svg:y1="2.34cm" svg:x2="8.1cm" svg:y2="4.14cm" draw:start-shape="id1" draw:start-glue-point="8" draw:end-shape="id2" draw:end-glue-point="11" svg:d="M10460 2340l-2360 1800" svg:viewBox="0 0 2361 1801">
          <text:p text:style-name="P1">0,0 <text:s text:c="3"/></text:p>
          <text:p text:style-name="P1"/>
        </draw:connector>
        <draw:connector draw:style-name="gr4" draw:text-style-name="P3" draw:layer="layout" draw:type="line" svg:x1="7.561cm" svg:y1="5.441cm" svg:x2="2.101cm" svg:y2="7.741cm" draw:start-shape="id2" draw:start-glue-point="8" draw:end-shape="id3" draw:end-glue-point="11" svg:d="M7561 5441l-5460 2300" svg:viewBox="0 0 5461 2301">
          <text:p text:style-name="P1"><text:span text:style-name="T1">0,0 <text:s text:c="9"/></text:span></text:p>
        </draw:connector>
        <draw:custom-shape draw:style-name="gr5" draw:text-style-name="P4" draw:layer="layout" svg:width="0.816cm" svg:height="0.77cm" svg:x="1.062cm" svg:y="9.12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" xml:id="id4" draw:id="id4" draw:layer="controls" svg:width="1.524cm" svg:height="1.524cm" svg:x="4.902cm" svg:y="7.519cm">
          <text:p text:style-name="P1">35/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controls" svg:width="0.816cm" svg:height="0.77cm" svg:x="5.164cm" svg:y="9.12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4" draw:text-style-name="P3" draw:layer="controls" draw:type="line" svg:x1="7.561cm" svg:y1="5.441cm" svg:x2="5.664cm" svg:y2="7.519cm" draw:start-shape="id2" draw:start-glue-point="8" draw:end-shape="id4" draw:end-glue-point="4" svg:d="M7561 5441l-1897 2078" svg:viewBox="0 0 1898 2079">
          <text:p text:style-name="P1"><text:span text:style-name="T1">1,0 <text:s text:c="7"/></text:span></text:p>
        </draw:connector>
        <draw:custom-shape draw:style-name="gr2" draw:text-style-name="P1" xml:id="id5" draw:id="id5" draw:layer="controls" svg:width="1.524cm" svg:height="1.524cm" svg:x="8.604cm" svg:y="7.52cm">
          <text:p text:style-name="P1">31/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controls" svg:width="0.816cm" svg:height="0.77cm" svg:x="8.966cm" svg:y="9.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4" draw:text-style-name="P6" draw:layer="controls" draw:type="line" svg:x1="7.561cm" svg:y1="5.441cm" svg:x2="9.366cm" svg:y2="7.52cm" draw:start-shape="id2" draw:start-glue-point="8" draw:end-shape="id5" draw:end-glue-point="4" svg:d="M7561 5441l1805 2079" svg:viewBox="0 0 1806 2080">
          <text:p text:style-name="P5"><text:span text:style-name="T1"><text:s text:c="21"/></text:span><text:span text:style-name="T1">5,3.9 <text:s text:c="9"/></text:span></text:p>
        </draw:connector>
        <draw:custom-shape draw:style-name="gr2" draw:text-style-name="P1" xml:id="id6" draw:id="id6" draw:layer="controls" svg:width="1.524cm" svg:height="1.524cm" svg:x="12.306cm" svg:y="7.521cm">
          <text:p text:style-name="P1">24/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controls" draw:type="line" svg:x1="7.561cm" svg:y1="5.441cm" svg:x2="13.068cm" svg:y2="7.521cm" draw:start-shape="id2" draw:start-glue-point="8" draw:end-shape="id6" draw:end-glue-point="4" svg:d="M7561 5441l5507 2080" svg:viewBox="0 0 5508 2081">
          <text:p text:style-name="P5"><text:s text:c="30"/>12,8.6 <text:s text:c="12"/></text:p>
        </draw:connector>
        <draw:custom-shape draw:style-name="gr2" draw:text-style-name="P1" xml:id="id7" draw:id="id7" draw:layer="controls" svg:width="1.524cm" svg:height="1.524cm" svg:x="6.302cm" svg:y="11.119cm">
          <text:p text:style-name="P1">24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controls" draw:type="line" svg:x1="13.068cm" svg:y1="9.045cm" svg:x2="7.603cm" svg:y2="11.342cm" draw:start-shape="id6" draw:start-glue-point="8" draw:end-shape="id7" draw:end-glue-point="11" svg:d="M13068 9045l-5465 2297" svg:viewBox="0 0 5466 2298">
          <text:p text:style-name="P1"><text:span text:style-name="T1">0,0 <text:s text:c="9"/></text:span></text:p>
        </draw:connector>
        <draw:custom-shape draw:style-name="gr5" draw:text-style-name="P4" draw:layer="controls" svg:width="0.816cm" svg:height="0.77cm" svg:x="6.564cm" svg:y="12.72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" xml:id="id8" draw:id="id8" draw:layer="controls" svg:width="1.524cm" svg:height="1.524cm" svg:x="10.404cm" svg:y="11.12cm">
          <text:p text:style-name="P1">23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controls" svg:width="0.816cm" svg:height="0.77cm" svg:x="10.666cm" svg:y="12.7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4" draw:text-style-name="P3" draw:layer="controls" draw:type="line" svg:x1="13.068cm" svg:y1="9.045cm" svg:x2="11.166cm" svg:y2="11.12cm" draw:start-shape="id6" draw:start-glue-point="8" draw:end-shape="id8" draw:end-glue-point="4" svg:d="M13068 9045l-1902 2075" svg:viewBox="0 0 1903 2076">
          <text:p text:style-name="P1"><text:span text:style-name="T1">1,0 <text:s text:c="7"/></text:span></text:p>
        </draw:connector>
        <draw:custom-shape draw:style-name="gr2" draw:text-style-name="P1" xml:id="id9" draw:id="id9" draw:layer="controls" svg:width="1.524cm" svg:height="1.524cm" svg:x="14.106cm" svg:y="11.121cm">
          <text:p text:style-name="P1">19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controls" svg:width="0.816cm" svg:height="0.77cm" svg:x="14.468cm" svg:y="12.7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4" draw:text-style-name="P6" draw:layer="controls" draw:type="line" svg:x1="13.068cm" svg:y1="9.045cm" svg:x2="14.868cm" svg:y2="11.121cm" draw:start-shape="id6" draw:start-glue-point="8" draw:end-shape="id9" draw:end-glue-point="4" svg:d="M13068 9045l1800 2076" svg:viewBox="0 0 1801 2077">
          <text:p text:style-name="P5"><text:span text:style-name="T1"><text:s text:c="11"/></text:span><text:span text:style-name="T1">5,3.9</text:span></text:p>
        </draw:connector>
        <draw:custom-shape draw:style-name="gr2" draw:text-style-name="P1" xml:id="id10" draw:id="id10" draw:layer="controls" svg:width="1.524cm" svg:height="1.524cm" svg:x="17.808cm" svg:y="11.122cm">
          <text:p text:style-name="P1">12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controls" draw:type="line" svg:x1="13.068cm" svg:y1="9.045cm" svg:x2="18.57cm" svg:y2="11.122cm" draw:start-shape="id6" draw:start-glue-point="8" draw:end-shape="id10" draw:end-glue-point="4" svg:d="M13068 9045l5502 2077" svg:viewBox="0 0 5503 2078">
          <text:p text:style-name="P5"><text:s text:c="18"/>12,8.6</text:p>
        </draw:connector>
        <draw:custom-shape draw:style-name="gr2" draw:text-style-name="P1" xml:id="id11" draw:id="id11" draw:layer="controls" svg:width="1.524cm" svg:height="1.524cm" svg:x="17.812cm" svg:y="14.423cm">
          <text:p text:style-name="P1">0/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controls" draw:type="line" svg:x1="18.57cm" svg:y1="12.646cm" svg:x2="18.574cm" svg:y2="14.423cm" draw:start-shape="id10" draw:start-glue-point="8" draw:end-shape="id11" draw:end-glue-point="4" svg:d="M18570 12646l4 1777" svg:viewBox="0 0 5 1778">
          <text:p text:style-name="P1"><text:span text:style-name="T1">12,8.6 <text:s text:c="10"/></text:span></text:p>
        </draw:connector>
        <draw:frame draw:style-name="gr6" draw:text-style-name="P8" draw:layer="controls" svg:width="3.042cm" svg:height="0.886cm" svg:x="17.062cm" svg:y="16.002cm">
          <draw:text-box>
            <text:p text:style-name="P7"><text:span text:style-name="T2">A S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 draw:textarea-horizontal-align="justify" draw:fit-to-size="fals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0.32cm" fo:page-height="17.5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1:38:02.556366630</meta:creation-date>
    <dc:date>2017-01-04T16:56:14.497454793</dc:date>
    <meta:editing-duration>PT17M7S</meta:editing-duration>
    <meta:editing-cycles>3</meta:editing-cycles>
    <meta:generator>LibreOffice/4.4.6.3$Linux_X86_64 LibreOffice_project/40m0$Build-3</meta:generator>
    <meta:document-statistic meta:object-count="28"/>
  </office:meta>
</office:document-meta>
</file>